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36b81" officeooo:paragraph-rsid="00036b81"/>
    </style:style>
    <style:style style:name="P2" style:family="paragraph" style:parent-style-name="Standard">
      <style:text-properties fo:font-weight="normal" officeooo:rsid="00036b81" officeooo:paragraph-rsid="00036b8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36b81" officeooo:paragraph-rsid="00036b8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36b81" officeooo:paragraph-rsid="00036b8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8e526" officeooo:paragraph-rsid="0008e526" style:font-weight-asian="normal" style:font-weight-complex="normal"/>
    </style:style>
    <style:style style:name="T1" style:family="text">
      <style:text-properties officeooo:rsid="00036b8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e526" style:font-weight-asian="bold" style:font-weight-complex="bold"/>
    </style:style>
    <style:style style:name="T4" style:family="text">
      <style:text-properties officeooo:rsid="00051ac4"/>
    </style:style>
    <style:style style:name="T5" style:family="text">
      <style:text-properties officeooo:rsid="0008e52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officeooo:rsid="0008e526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8e526" style:font-style-asian="normal" style:font-style-complex="normal"/>
    </style:style>
    <style:style style:name="T10" style:family="text">
      <style:text-properties fo:font-style="normal" fo:font-weight="bold" officeooo:rsid="0008e526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solid" style:text-underline-width="auto" style:text-underline-color="font-color" fo:font-weight="bold" officeooo:rsid="0008e526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tab/><text:span text:style-name="T1">From:</text:span></text:p>
      <text:p text:style-name="Standard"><text:tab/><text:tab/><text:tab/><text:tab/><text:tab/><text:tab/><text:tab/><text:tab/><text:tab/><text:tab/>…............................................</text:p>
      <text:p text:style-name="Standard"><text:tab/><text:tab/><text:tab/><text:tab/><text:tab/><text:tab/><text:tab/><text:tab/><text:tab/><text:tab/>…............................................</text:p>
      <text:p text:style-name="Standard"><text:tab/><text:tab/><text:tab/><text:tab/><text:tab/><text:tab/><text:tab/><text:tab/><text:tab/><text:tab/>…............................................</text:p>
      <text:p text:style-name="Standard"><text:tab/><text:tab/><text:tab/><text:tab/><text:tab/><text:tab/><text:tab/><text:tab/><text:tab/><text:tab/>…............................................</text:p>
      <text:p text:style-name="Standard"><text:tab/><text:tab/><text:tab/><text:tab/><text:tab/><text:tab/><text:tab/><text:tab/><text:tab/><text:tab/><text:span text:style-name="T1">PAN:</text:span></text:p>
      <text:p text:style-name="Standard"><text:tab/><text:tab/><text:tab/><text:tab/><text:tab/><text:tab/><text:tab/><text:tab/><text:tab/><text:tab/><text:span text:style-name="T1">Date:</text:span></text:p>
      <text:p text:style-name="Standard"/>
      <text:p text:style-name="P1">To,</text:p>
      <text:p text:style-name="P1"><text:s text:c="7"/>The Manager,</text:p>
      <text:p text:style-name="P1"><text:s text:c="7"/>The Maharashtra Executor &amp; Trustee Co. Pvt. Ltd.</text:p>
      <text:p text:style-name="P1"><text:s text:c="7"/>568, Narayan Peth, Kesari Wada,</text:p>
      <text:p text:style-name="P1"><text:s text:c="7"/>Adjacent to Bank of Maharashtra,</text:p>
      <text:p text:style-name="P1"><text:s text:c="7"/>Narayan Peth Branch,</text:p>
      <text:p text:style-name="P1"><text:s text:c="7"/>Pune – 411 030.</text:p>
      <text:p text:style-name="P1"><text:s text:c="7"/>(Email id: <text:a xlink:type="simple" xlink:href="mailto:trusteeco@bsnl.in">trusteeco@bsnl.in</text:a>)</text:p>
      <text:p text:style-name="P1"/>
      <text:p text:style-name="P1"><text:s text:c="7"/>Sub : <text:span text:style-name="T2">DONATION To 'Suparn Charitable Trust'.</text:span></text:p>
      <text:p text:style-name="P1"/>
      <text:p text:style-name="P2">Sir,</text:p>
      <text:p text:style-name="P2"><text:s text:c="9"/>I would like to donate ₹ ….................................................. (Rupees …...............................................................) <text:span text:style-name="T4">towards CORPUS / for expenses on the objectives of the captioned Trust.</text:span></text:p>
      <text:p text:style-name="P2"><text:s text:c="9"/><text:span text:style-name="T4">I am enclosing cheque/draft No. …................................................ dated …................................ drawn on …................................................................................... (encashable at par at Pune)</text:span></text:p>
      <text:p text:style-name="P2"/>
      <text:p text:style-name="P2"><text:s text:c="80"/><text:span text:style-name="T4">OR <text:s text:c="2"/></text:span></text:p>
      <text:p text:style-name="P2"><text:s text:c="9"/><text:span text:style-name="T4">I have made an internet transfer of ₹ …......................................................... (Rupees …...................................................................) to the Credit of Maharashtra Executor &amp; Trustee Company's Current Account 60027747375 with Bank of Maharashtra, Narayan Peth Branch, Pune 411030 (IFSC Code, MAHB 0000 154)</text:span></text:p>
      <text:p text:style-name="P2"/>
      <text:p text:style-name="P2"><text:s text:c="9"/><text:span text:style-name="T4">Please acknowledge receipt on my address indicated above.</text:span></text:p>
      <text:p text:style-name="P2"><text:s text:c="9"/><text:span text:style-name="T4">Thanking you,</text:span></text:p>
      <text:p text:style-name="P2"><text:tab/><text:tab/><text:tab/><text:tab/><text:tab/><text:tab/><text:tab/><text:tab/><text:tab/><text:tab/> <text:s text:c="14"/><text:span text:style-name="T4">Yours faithfully,</text:span></text:p>
      <text:p text:style-name="P2"><text:s/></text:p>
      <text:p text:style-name="P2"/>
      <text:p text:style-name="P2"><text:tab/></text:p>
      <text:p text:style-name="P2"><text:tab/><text:tab/><text:tab/><text:tab/><text:tab/><text:tab/><text:tab/><text:tab/><text:tab/><text:tab/><text:tab/> <text:s/><text:span text:style-name="T4">(Signature of Donor)</text:span></text:p>
      <text:p text:style-name="P2">---------------------------------------------------------------------------------------------------------------------------- <text:s/></text:p>
      <text:p text:style-name="P2"/>
      <text:p text:style-name="P3"><text:tab/><text:tab/><text:tab/><text:tab/> <text:s text:c="18"/><text:span text:style-name="T11">For Office Use</text:span></text:p>
      <text:p text:style-name="P3"><text:span text:style-name="T11"/></text:p>
      <text:p text:style-name="P4"><text:span text:style-name="T10"><text:s/><text:tab/></text:span><text:span text:style-name="T9">Cheque deposited on …............................../ Credit verified on …................................ </text:span></text:p>
      <text:p text:style-name="P5"><text:span text:style-name="T8">Receipt No …....................................... dated ….................................. issued on …..................................</text:span></text:p>
      <text:p text:style-name="P5"><text:span text:style-name="T8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09:06:48.823233032</meta:creation-date>
    <dc:date>2016-04-10T09:26:23.855511039</dc:date>
    <meta:editing-duration>PT10M39S</meta:editing-duration>
    <meta:editing-cycles>5</meta:editing-cycles>
    <meta:generator>LibreOffice/4.2.8.2$Linux_X86_64 LibreOffice_project/420$Build-2</meta:generator>
    <meta:document-statistic meta:table-count="0" meta:image-count="0" meta:object-count="0" meta:page-count="1" meta:paragraph-count="31" meta:word-count="155" meta:character-count="2056" meta:non-whitespace-character-count="1607"/>
  </office:meta>
</office:document-meta>
</file>